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2312" calcext:value-type="float">
            <text:p>54.3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1328" calcext:value-type="float">
            <text:p>54.8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8688" calcext:value-type="float">
            <text:p>48.9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7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6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5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2801</text:p>
          </table:table-cell>
          <table:table-cell office:value-type="string" calcext:value-type="string">
            <text:p>194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